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5.666cm"/>
    </style:style>
    <style:style style:name="co3" style:family="table-column">
      <style:table-column-properties fo:break-before="auto" style:column-width="5.699cm"/>
    </style:style>
    <style:style style:name="co4" style:family="table-column">
      <style:table-column-properties fo:break-before="auto" style:column-width="5.969cm"/>
    </style:style>
    <style:style style:name="co5" style:family="table-column">
      <style:table-column-properties fo:break-before="auto" style:column-width="4.921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341cm"/>
    </style:style>
    <style:style style:name="co9" style:family="table-column">
      <style:table-column-properties fo:break-before="auto" style:column-width="4.1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9cm" fo:break-before="auto" style:use-optimal-row-height="false"/>
    </style:style>
    <style:style style:name="ro3" style:family="table-row">
      <style:table-row-properties style:row-height="0.647cm" fo:break-before="auto" style:use-optimal-row-height="fals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dde8cb" fo:wrap-option="wrap"/>
    </style:style>
    <style:style style:name="ce6" style:family="table-cell" style:parent-style-name="Default">
      <style:table-cell-properties fo:background-color="#ffd7d7" fo:wrap-option="wrap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L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esult link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Response variable from paper</text:p>
          </table:table-cell>
          <table:table-cell office:value-type="string" calcext:value-type="string">
            <text:p>Paper link</text:p>
          </table:table-cell>
          <table:table-cell office:value-type="string" calcext:value-type="string">
            <text:p>Paper II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A/Brisbane/10/2007 <text:s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</text:p>
          </table:table-cell>
          <table:table-cell table:style-name="ce5" office:value-type="string" calcext:value-type="string">
            <text:p><text:a xlink:href="../../code/export/GSE48023.SDY1276_A_Brisbane_10_2007_nAb.D14_analysis.html" xlink:type="simple">/home/yonatan/Documents/projects/vaccines/code/export/GSE48023.SDY1276_A_Brisbane_10_2007_nAb.D14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/>
          <table:table-cell table:style-name="ce1" office:value-type="string" calcext:value-type="string">
            <text:p><text:a xlink:href="https://www.ncbi.nlm.nih.gov/pmc/articles/PMC3068032/" xlink:type="simple">https://www.ncbi.nlm.nih.gov/pmc/articles/PMC3068032/</text:a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/>GSE48023</text:p>
          </table:table-cell>
          <table:table-cell office:value-type="string" calcext:value-type="string">
            <text:p>A/Brisbane/59/2007 <text:s/></text:p>
          </table:table-cell>
          <table:table-cell office:value-type="string" calcext:value-type="string">
            <text:p>nAb.D14</text:p>
          </table:table-cell>
          <table:table-cell office:value-type="string" calcext:value-type="string">
            <text:p><text:s/>both weak, maybe immage <text:s text:c="9"/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GSE48023</text:p>
          </table:table-cell>
          <table:table-cell table:style-name="ce1" office:value-type="string" calcext:value-type="string">
            <text:p>B/Florida/4/2006 <text:s text:c="3"/></text:p>
          </table:table-cell>
          <table:table-cell table:style-name="ce1" office:value-type="string" calcext:value-type="string">
            <text:p>nAb.D14</text:p>
          </table:table-cell>
          <table:table-cell table:style-name="ce1" office:value-type="string" calcext:value-type="string">
            <text:p><text:s/>immage </text:p>
          </table:table-cell>
          <table:table-cell table:style-name="ce5" office:value-type="string" calcext:value-type="string">
            <text:p><text:a xlink:href="../../code/export/GSE48023.SDY1276_B_Florida_4_2006_nAb.D14_analysis.html" xlink:type="simple">/home/yonatan/Documents/projects/vaccines/code/export/GSE48023.SDY1276_B_Florida_4_2006_nAb.D14_analysis.html</text:a></text:p>
          </table:table-cell>
          <table:table-cell table:style-name="ce5"/>
          <table:table-cell table:style-name="ce1"/>
          <table:table-cell table:style-name="ce1" office:value-type="string" calcext:value-type="string">
            <text:p><text:s text:c="27"/>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10/2007 <text:s/></text:p>
          </table:table-cell>
          <table:table-cell/>
          <table:table-cell office:value-type="string" calcext:value-type="string">
            <text:p><text:s/>maybe age 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pubmed.ncbi.nlm.nih.gov/21357945/" xlink:type="simple">https://pubmed.ncbi.nlm.nih.gov/2135794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1080</text:p>
          </table:table-cell>
          <table:table-cell office:value-type="string" calcext:value-type="string">
            <text:p>A/Brisbane/59/2007 <text:s/></text:p>
          </table:table-cell>
          <table:table-cell/>
          <table:table-cell office:value-type="string" calcext:value-type="string">
            <text:p><text:s/>age 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SE48018</text:p>
          </table:table-cell>
          <table:table-cell office:value-type="string" calcext:value-type="string">
            <text:p>A/Brisbane/10/2007 <text:s/>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<text:s/>all bad <text:s text:c="14"/>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A/Brisbane/59/2007 <text:s/></text:p>
          </table:table-cell>
          <table:table-cell table:style-name="ce1" office:value-type="string" calcext:value-type="string">
            <text:p>nAb.D28/nAb.FC</text:p>
          </table:table-cell>
          <table:table-cell table:style-name="ce1" office:value-type="string" calcext:value-type="string">
            <text:p>all bad, immage maybe better</text:p>
          </table:table-cell>
          <table:table-cell table:style-name="ce5" office:value-type="string" calcext:value-type="string">
            <text:p><text:a xlink:href="../../code/export/GSE48018.SDY1276_A_Brisbane_59_2007_nAb.D28_analysis.html" xlink:type="simple">/home/yonatan/Documents/projects/vaccines/code/export/GSE48018.SDY1276_A_Brisbane_59_2007_nAb.D28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<text:s/>GSE48018</text:p>
          </table:table-cell>
          <table:table-cell table:style-name="ce1" office:value-type="string" calcext:value-type="string">
            <text:p>B/Florida/4/2006</text:p>
          </table:table-cell>
          <table:table-cell table:style-name="ce1" office:value-type="string" calcext:value-type="string">
            <text:p>nAb.FC</text:p>
          </table:table-cell>
          <table:table-cell table:style-name="ce1" office:value-type="string" calcext:value-type="string">
            <text:p>maybe immage</text:p>
          </table:table-cell>
          <table:table-cell table:style-name="ce5" office:value-type="string" calcext:value-type="string">
            <text:p><text:a xlink:href="../../code/export/GSE48018.SDY1276_B_Florida_4_2006_nAb.FC_analysis.html" xlink:type="simple">/home/yonatan/Documents/projects/vaccines/code/export/GSE48018.SDY1276_B_Florida_4_2006_nAb.FC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2"/>
          <table:table-cell office:value-type="string" calcext:value-type="string">
            <text:p><text:s text:c="23"/></text:p>
          </table:table-cell>
          <table:table-cell table:number-columns-repeated="3"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nAb.D28</text:p>
          </table:table-cell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, also HAI</text:p>
          </table:table-cell>
          <table:table-cell office:value-type="string" calcext:value-type="string">
            <text:p><text:a xlink:href="https://pubmed.ncbi.nlm.nih.gov/25816015/" xlink:type="simple">https://pubmed.ncbi.nlm.nih.gov/25816015/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 text:c="18"/></text:p>
          </table:table-cell>
          <table:table-cell table:number-columns-repeated="4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<text:s text:c="27"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SE13699</text:p>
          </table:table-cell>
          <table:table-cell table:style-name="ce1" office:value-type="string" calcext:value-type="string">
            <text:p>Yellow Fever</text:p>
          </table:table-cell>
          <table:table-cell table:style-name="ce1" office:value-type="string" calcext:value-type="string">
            <text:p>D28</text:p>
          </table:table-cell>
          <table:table-cell table:style-name="ce1" office:value-type="string" calcext:value-type="string">
            <text:p>immage, but low N=14</text:p>
          </table:table-cell>
          <table:table-cell table:style-name="ce5" office:value-type="string" calcext:value-type="string">
            <text:p><text:a xlink:href="../../code/export/GSE13699.SDY1289_Yellow_Fever_D28_analysis.html" xlink:type="simple">/home/yonatan/Documents/projects/vaccines/code/export/GSE13699.SDY1289_Yellow_Fever_D28_analysis.html</text:a></text:p>
          </table:table-cell>
          <table:table-cell table:style-name="ce5" office:value-type="string" calcext:value-type="string">
            <text:p>Covid-19</text:p>
          </table:table-cell>
          <table:table-cell table:style-name="ce1" office:value-type="string" calcext:value-type="string">
            <text:p>Day 28 looks strongest</text:p>
          </table:table-cell>
          <table:table-cell table:style-name="ce1" office:value-type="string" calcext:value-type="string">
            <text:p><text:a xlink:href="https://rupress.org/jem/article/205/13/3119/47167/Yellow-fever-vaccine-induces-integrated" xlink:type="simple">https://rupress.org/jem/article/205/13/3119/47167/Yellow-fever-vaccine-induces-integrated</text:a>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&gt; age &gt;? immage</text:p>
          </table:table-cell>
          <table:table-cell table:style-name="ce5" office:value-type="string" calcext:value-type="string">
            <text:p><text:a xlink:href="../../code/export/GSE47353.SDY80_A_Brisbane_59_2007_D70.nAb_analysis.html" xlink:type="simple">/home/yonatan/Documents/projects/vaccines/code/export/GSE47353.SDY80_A_Brisbane_59_2007_D70.nAb_analysis.html</text:a></text:p>
          </table:table-cell>
          <table:table-cell table:style-name="ce5" office:value-type="string" calcext:value-type="string">
            <text:p>Influenza</text:p>
          </table:table-cell>
          <table:table-cell table:style-name="ce1" office:value-type="string" calcext:value-type="string">
            <text:p>HAI day 21</text:p>
          </table:table-cell>
          <table:table-cell table:style-name="ce1" office:value-type="string" calcext:value-type="string">
            <text:p><text:a xlink:href="https://www.ncbi.nlm.nih.gov/pmc/articles/PMC3728595/" xlink:type="simple">https://www.ncbi.nlm.nih.gov/pmc/articles/PMC3728595/</text:a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Brisbane/59/2007</text:p>
          </table:table-cell>
          <table:table-cell table:style-name="ce1" office:value-type="string" calcext:value-type="string">
            <text:p>FC.D70.nAb</text:p>
          </table:table-cell>
          <table:table-cell table:style-name="ce1" office:value-type="string" calcext:value-type="string">
            <text:p>Immage &gt; Both &gt; age </text:p>
          </table:table-cell>
          <table:table-cell table:style-name="ce5" office:value-type="string" calcext:value-type="string">
            <text:p><text:a xlink:href="../../code/export/GSE47353.SDY80_A_Brisbane_59_2007_FC.D70.nAb_analysis.html" xlink:type="simple">/home/yonatan/Documents/projects/vaccines/code/export/GSE47353.SDY80_A_Brisbane_59_2007_FC.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GSE47353</text:p>
          </table:table-cell>
          <table:table-cell table:style-name="ce1" office:value-type="string" calcext:value-type="string">
            <text:p>A/Uruguay/716/2007</text:p>
          </table:table-cell>
          <table:table-cell table:style-name="ce1" office:value-type="string" calcext:value-type="string">
            <text:p>D70.nAb</text:p>
          </table:table-cell>
          <table:table-cell table:style-name="ce1" office:value-type="string" calcext:value-type="string">
            <text:p>both bad, bivariate maybe better?</text:p>
          </table:table-cell>
          <table:table-cell table:style-name="ce5" office:value-type="string" calcext:value-type="string">
            <text:p><text:a xlink:href="../../code/export/GSE47353.SDY80_A_Uruguay_716_2007_D70.nAb_analysis.html" xlink:type="simple">/home/yonatan/Documents/projects/vaccines/code/export/GSE47353.SDY80_A_Uruguay_716_2007_D70.nAb_analysis.html</text:a></text:p>
          </table:table-cell>
          <table:table-cell table:style-name="ce5"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, low N=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bad</text:p>
          </table:table-cell>
          <table:table-cell office:value-type="string" calcext:value-type="string">
            <text:p>same sudy as GSE59635 above Three separate datasets: SDY180, 404, 520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HAI day 28</text:p>
          </table:table-cell>
          <table:table-cell office:value-type="string" calcext:value-type="string">
            <text:p><text:a xlink:href="https://www.aging-us.com/article/100720/text" xlink:type="simple">https://www.aging-us.com/article/100720/tex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both g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GSE59654</text:span>.SDY52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59743</text:p>
          </table:table-cell>
          <table:table-cell office:value-type="string" calcext:value-type="string">
            <text:p>A/California/7/2009</text:p>
          </table:table-cell>
          <table:table-cell office:value-type="string" calcext:value-type="string">
            <text:p>HAI.D28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FC HAI from day 28</text:p>
          </table:table-cell>
          <table:table-cell office:value-type="string" calcext:value-type="string">
            <text:p><text:a xlink:href="https://academic.oup.com/bioinformatics/article/33/14/i208/3953975?login=true" xlink:type="simple">https://academic.oup.com/bioinformatics/article/33/14/i208/3953975?login=true</text:a>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/California/7/2009 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no dataset and paper onli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FC.nAb/ D28.nAb</text:p>
          </table:table-cell>
          <table:table-cell office:value-type="string" calcext:value-type="string">
            <text:p>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DY8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28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65834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p B</text:p>
          </table:table-cell>
          <table:table-cell office:value-type="string" calcext:value-type="string">
            <text:p>Day 7 and FC</text:p>
          </table:table-cell>
          <table:table-cell office:value-type="string" calcext:value-type="string">
            <text:p><text:a xlink:href="https://www.ncbi.nlm.nih.gov/pmc/articles/PMC4729923/" xlink:type="simple">https://www.ncbi.nlm.nih.gov/pmc/articles/PMC4729923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79396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Herpes</text:p>
          </table:table-cell>
          <table:table-cell office:value-type="string" calcext:value-type="string">
            <text:p>Day 28 and FC</text:p>
          </table:table-cell>
          <table:table-cell table:style-name="ce7" office:value-type="string" calcext:value-type="string">
            <text:p><text:a xlink:href="https://www.sciencedirect.com/science/article/pii/S0092867417304774?via%3Dihub" xlink:type="simple">https://www.sciencedirect.com/science/article/pii/S0092867417304774?via%3Dihub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82152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www.ncbi.nlm.nih.gov/pmc/articles/PMC6681914/" xlink:type="simple">https://www.ncbi.nlm.nih.gov/pmc/articles/PMC6681914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Y132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meningitis</text:p>
          </table:table-cell>
          <table:table-cell office:value-type="string" calcext:value-type="string">
            <text:p>Day 28 and FC</text:p>
          </table:table-cell>
          <table:table-cell office:value-type="string" calcext:value-type="string">
            <text:p><text:a xlink:href="https://genomemedicine.biomedcentral.com/articles/10.1186/s13073-017-0400-x" xlink:type="simple">https://genomemedicine.biomedcentral.com/articles/10.1186/s13073-017-0400-x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573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Day 70 nAb titer, they used FC</text:p>
          </table:table-cell>
          <table:table-cell office:value-type="string" calcext:value-type="string">
            <text:p><text:a xlink:href="https://www.sciencedirect.com/science/article/pii/S0092867414004061?via%3Dihub#fig1" xlink:type="simple">https://www.sciencedirect.com/science/article/pii/S0092867414004061?via%3Dihub#fig1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4802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they used day 14, hav both nAb and HAI</text:p>
          </table:table-cell>
          <table:table-cell office:value-type="string" calcext:value-type="string">
            <text:p><text:a xlink:href="https://www.ncbi.nlm.nih.gov/pmc/articles/PMC3713456/" xlink:type="simple">https://www.ncbi.nlm.nih.gov/pmc/articles/PMC3713456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GSE52245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Meningococ, two different vaccines, 17 and 13 subjects each. Different response to each for IgG. </text:p>
            <text:p>Also several measures – several IgGs and IgM</text:p>
          </table:table-cell>
          <table:table-cell table:style-name="ce2" office:value-type="string" calcext:value-type="string">
            <text:p>Day 30</text:p>
          </table:table-cell>
          <table:table-cell table:style-name="ce2" office:value-type="string" calcext:value-type="string">
            <text:p><text:a xlink:href="https://www.ncbi.nlm.nih.gov/pmc/articles/PMC3946932/" xlink:type="simple">https://www.ncbi.nlm.nih.gov/pmc/articles/PMC3946932/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25921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Influenza</text:p>
          </table:table-cell>
          <table:table-cell office:value-type="string" calcext:value-type="string">
            <text:p>only day 84 </text:p>
          </table:table-cell>
          <table:table-cell office:value-type="string" calcext:value-type="string">
            <text:p><text:a xlink:href="https://www.ncbi.nlm.nih.gov/pmc/articles/PMC6750738/" xlink:type="simple">https://www.ncbi.nlm.nih.gov/pmc/articles/PMC6750738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>
            <text:p>GSE190001</text:p>
          </table:table-cell>
          <table:table-cell table:style-name="ce2" table:number-columns-repeated="3"/>
          <table:table-cell table:style-name="ce6"/>
          <table:table-cell table:style-name="ce6" office:value-type="string" calcext:value-type="string">
            <text:p>Covid-19, different measures appear in the "Strain" column</text:p>
          </table:table-cell>
          <table:table-cell table:style-name="ce2" office:value-type="string" calcext:value-type="string">
            <text:p>paper mentions day 14 mostly</text:p>
          </table:table-cell>
          <table:table-cell table:style-name="ce2" office:value-type="string" calcext:value-type="string">
            <text:p><text:a xlink:href="https://www.ncbi.nlm.nih.gov/pmc/articles/PMC9651857/?" xlink:type="simple">https://www.ncbi.nlm.nih.gov/pmc/articles/PMC9651857/?</text:a></text:p>
          </table:table-cell>
          <table:table-cell table:style-name="ce2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201533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Covid-19</text:p>
          </table:table-cell>
          <table:table-cell office:value-type="string" calcext:value-type="string">
            <text:p>days in the paper not matching days in dataset</text:p>
          </table:table-cell>
          <table:table-cell office:value-type="string" calcext:value-type="string">
            <text:p><text:a xlink:href="https://www.ncbi.nlm.nih.gov/pmc/articles/PMC9516861/" xlink:type="simple">https://www.ncbi.nlm.nih.gov/pmc/articles/PMC9516861/</text:a></text:p>
          </table:table-cell>
          <table:table-cell office:value-type="string" calcext:value-type="string">
            <text:p><text:a xlink:href="https://www.sciencedirect.com/science/article/pii/S2589004222007441?via%3Dihub#sec2" xlink:type="simple">https://www.sciencedirect.com/science/article/pii/S2589004222007441?via%3Dihub#sec2</text:a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69159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/>
          <table:table-cell office:value-type="string" calcext:value-type="string">
            <text:p>all but three responded</text:p>
          </table:table-cell>
          <table:table-cell office:value-type="string" calcext:value-type="string">
            <text:p>Day 42 looks strongest</text:p>
          </table:table-cell>
          <table:table-cell office:value-type="string" calcext:value-type="string">
            <text:p><text:a xlink:href="https://www.ncbi.nlm.nih.gov/pmc/articles/PMC8761119/" xlink:type="simple">https://www.ncbi.nlm.nih.gov/pmc/articles/PMC8761119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SE13485</text:p>
          </table:table-cell>
          <table:table-cell table:number-columns-repeated="2"/>
          <table:table-cell office:value-type="string" calcext:value-type="string">
            <text:p>both bad</text:p>
          </table:table-cell>
          <table:table-cell table:number-columns-repeated="2"/>
          <table:table-cell office:value-type="string" calcext:value-type="string">
            <text:p>Day 60 looks strongest</text:p>
          </table:table-cell>
          <table:table-cell office:value-type="string" calcext:value-type="string">
            <text:p><text:a xlink:href="https://www.ncbi.nlm.nih.gov/pmc/articles/PMC4049462/" xlink:type="simple">https://www.ncbi.nlm.nih.gov/pmc/articles/PMC4049462/</text:a>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 by disease" table:style-name="ta1">
        <table:table-column table:style-name="co8" table:default-cell-style-name="ce9"/>
        <table:table-column table:style-name="co9" table:default-cell-style-name="ce9"/>
        <table:table-column table:style-name="co7" table:number-columns-repeated="1022" table:default-cell-style-name="ce9"/>
        <table:table-row table:style-name="ro1">
          <table:table-cell table:style-name="ce8" office:value-type="string" calcext:value-type="string">
            <text:p>Dataset</text:p>
          </table:table-cell>
          <table:table-cell table:style-name="ce10" office:value-type="string" calcext:value-type="string">
            <text:p>Comments</text:p>
          </table:table-cell>
          <table:table-cell table:style-name="ce8" table:number-columns-repeated="1022"/>
        </table:table-row>
        <table:table-row table:style-name="ro1">
          <table:table-cell office:value-type="string" calcext:value-type="string">
            <text:p>GSE169159</text:p>
          </table:table-cell>
          <table:table-cell table:style-name="ce11" office:value-type="string" calcext:value-type="string">
            <text:p>all but three respond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699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201533</text:p>
          </table:table-cell>
          <table:table-cell table:style-name="ce11" office:value-type="string" calcext:value-type="string">
            <text:p>Covid-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65834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89</text:p>
          </table:table-cell>
          <table:table-cell table:style-name="ce11" office:value-type="string" calcext:value-type="string">
            <text:p>Hep 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79396</text:p>
          </table:table-cell>
          <table:table-cell table:style-name="ce11" office:value-type="string" calcext:value-type="string">
            <text:p>Her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1080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18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SDY67 <text:s text:c="11"/>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25921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5735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735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4802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635.SDY6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GSE59654</text:span>.SDY404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59743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296</text:p>
          </table:table-cell>
          <table:table-cell table:style-name="ce11" office:value-type="string" calcext:value-type="string">
            <text:p>Influen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Y1325</text:p>
          </table:table-cell>
          <table:table-cell table:style-name="ce11" office:value-type="string" calcext:value-type="string">
            <text:p>meningitis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SE52245</text:p>
          </table:table-cell>
          <table:table-cell table:style-name="ce11" office:value-type="string" calcext:value-type="string">
            <text:p>Meningoco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82152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SE13485</text:p>
          </table:table-cell>
          <table:table-cell table:style-name="ce11" office:value-type="string" calcext:value-type="string">
            <text:p>YF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1"/>
          <table:table-cell table:number-columns-repeated="1022"/>
        </table:table-row>
        <table:table-row table:style-name="ro1" table:number-rows-repeated="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/>
          <table:table-cell table:style-name="ce11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34">
          <table:sort>
            <table:sort-by table:field-number="0" table:data-type="automatic"/>
          </table:sort>
        </table:database-range>
        <table:database-range table:name="__Anonymous_Sheet_DB__1" table:target-range-address="'Datasets by disease'.A1:'Datasets by disease'.B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0:05.791000924</meta:creation-date>
    <dc:date>2024-04-30T14:42:57.501575957</dc:date>
    <meta:editing-duration>P3DT3H46M5S</meta:editing-duration>
    <meta:editing-cycles>38</meta:editing-cycles>
    <meta:generator>LibreOffice/7.3.7.2$Linux_X86_64 LibreOffice_project/30$Build-2</meta:generator>
    <meta:document-statistic meta:table-count="2" meta:cell-count="251" meta:object-count="0"/>
  </office:meta>
</office:document-meta>
</file>